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fixFilter.bits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Filter.getDocIdSet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Filter.PrefixFilter( Term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fixFilte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efixFil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